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fo:font-weight="bold" style:font-weight-asian="bold" style:font-size-complex="11pt"/>
    </style:style>
    <style:style style:name="P2" style:family="paragraph" style:parent-style-name="Standard">
      <style:text-properties fo:language="de" fo:country="DE" style:font-size-complex="11pt"/>
    </style:style>
    <style:style style:name="P3" style:family="paragraph" style:parent-style-name="Standard">
      <style:text-properties fo:language="en" fo:country="US" style:language-complex="ar" style:country-complex="SA"/>
    </style:style>
    <style:style style:name="P4"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5" style:family="paragraph" style:parent-style-name="Header">
      <style:paragraph-properties>
        <style:tab-stops>
          <style:tab-stop style:position="16.999cm" style:type="righ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Heading_20_1">
      <style:paragraph-properties fo:break-before="page"/>
      <style:text-properties fo:language="en" fo:country="US" style:language-complex="ar" style:country-complex="SA"/>
    </style:style>
    <style:style style:name="P9" style:family="paragraph" style:parent-style-name="Heading_20_2">
      <style:text-properties fo:language="en" fo:country="US" style:language-complex="ar" style:country-complex="SA"/>
    </style:style>
    <style:style style:name="P10"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11"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none" style:country-asian="none" style:font-name-complex="Arial"/>
    </style:style>
    <style:style style:name="T1" style:family="text">
      <style:text-properties fo:font-size="12pt" fo:language="en" fo:country="US" style:font-size-asian="12pt" style:font-size-complex="12pt" style:language-complex="ar" style:country-complex="SA"/>
    </style:style>
    <style:style style:name="T2" style:family="text">
      <style:text-properties fo:language="de" fo:country="DE"/>
    </style:style>
    <style:style style:name="T3" style:family="text">
      <style:text-properties fo:language="de" fo:country="DE" style:language-asian="none" style:country-asian="none"/>
    </style:style>
    <style:style style:name="T4" style:family="text">
      <style:text-properties fo:font-style="italic" style:font-style-asian="italic"/>
    </style:style>
    <style:style style:name="T5" style:family="text">
      <style:text-properties fo:color="#ffffff" fo:background-color="#0000ff"/>
    </style:style>
    <style:style style:name="T6" style:family="text">
      <style:text-properties fo:color="#ffffff" fo:background-color="#00ffff"/>
    </style:style>
    <style:style style:name="T7" style:family="text">
      <style:text-properties fo:background-color="#00ff00"/>
    </style:style>
    <style:style style:name="T8" style:family="text">
      <style:text-properties fo:background-color="#ffff00"/>
    </style:style>
    <style:style style:name="T9" style:family="text">
      <style:text-properties fo:background-color="#ff0000"/>
    </style:style>
    <style:style style:name="T10" style:family="text">
      <style:text-properties fo:background-color="#ff00ff"/>
    </style:style>
    <style:style style:name="T11" style:family="text">
      <style:text-properties style:font-name-complex="Arial"/>
    </style:style>
    <style:style style:name="T12" style:family="text">
      <style:text-properties fo:language="fr" fo:country="FR" style:font-name-complex="Arial" style:font-size-complex="11pt"/>
    </style:style>
    <style:style style:name="T13"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41_1602602722" text:style-name="Index_20_Link_20__28_user_29_" text:visited-style-name="Index_20_Link_20__28_user_29_">1 <text:s/>General<text:tab/>2</text:a></text:p>
          <text:p text:style-name="P7"><text:a xlink:type="simple" xlink:href="#__RefHeading__43_1602602722" text:style-name="Index_20_Link_20__28_user_29_" text:visited-style-name="Index_20_Link_20__28_user_29_">1.1 Packet Latency<text:tab/>2</text:a></text:p>
          <text:p text:style-name="P7"><text:a xlink:type="simple" xlink:href="#__RefHeading__45_1602602722" text:style-name="Index_20_Link_20__28_user_29_" text:visited-style-name="Index_20_Link_20__28_user_29_">1.2 Dropped Packets<text:tab/>2</text:a></text:p>
          <text:p text:style-name="P6"><text:a xlink:type="simple" xlink:href="#__RefHeading___Toc59124340" text:style-name="Index_20_Link_20__28_user_29_" text:visited-style-name="Index_20_Link_20__28_user_29_">2 Indicators<text:tab/>3</text:a></text:p>
          <text:p text:style-name="P7"><text:a xlink:type="simple" xlink:href="#__RefHeading___Toc59124341" text:style-name="Index_20_Link_20__28_user_29_" text:visited-style-name="Index_20_Link_20__28_user_29_">2.1 Continuous Port Status Display (dim colors)<text:tab/>3</text:a></text:p>
          <text:p text:style-name="P7"><text:a xlink:type="simple" xlink:href="#__RefHeading___Toc59124342" text:style-name="Index_20_Link_20__28_user_29_" text:visited-style-name="Index_20_Link_20__28_user_29_">2.2 Flashing Packet Status Display (bright colors)<text:tab/>3</text:a></text:p>
        </text:index-body>
      </text:table-of-content>
      <text:p text:style-name="P3"/>
      <text:h text:style-name="P8" text:outline-level="1"><text:bookmark-start text:name="__RefHeading__41_1602602722"/><text:s/><text:bookmark-start text:name="__RefHeading___Toc59124339"/>General<text:bookmark-end text:name="__RefHeading__41_1602602722"/><text:bookmark-end text:name="__RefHeading___Toc59124339"/></text:h>
      <text:p text:style-name="Standard"><text:span text:style-name="T13">The device waits for a USB MIDI data packet to be received on one port and once this happens, the packet is send out on the other port. Until that transfer has finished, receiving of further packets is blocked temporarily. There is no internal buffering, rather the transfers are in real-time, one at a time.</text:span></text:p>
      <text:p text:style-name="Standard"><text:span text:style-name="T13">This all happens for both directions independently and simultaneously.</text:span></text:p>
      <text:h text:style-name="Heading_20_2" text:outline-level="2"><text:bookmark-start text:name="__RefHeading__43_1602602722"/><text:span text:style-name="T13">Packet Latency</text:span><text:bookmark-end text:name="__RefHeading__43_1602602722"/></text:h>
      <text:p text:style-name="P3">The typical transfer time for the typical short MIDI packet is about 100µs in either direction, assuming very little other loads on the two USB busses.</text:p>
      <text:p text:style-name="P3">When a packet could be sent within <text:span text:style-name="T4">less than 1.2ms</text:span>, the transfer is considered REALTIME. </text:p>
      <text:p text:style-name="P3">When a packet could be sent <text:span text:style-name="T4">within 1.2ms and 10ms</text:span>, the transfer is considered LATE.</text:p>
      <text:p text:style-name="P3">When a packet could be sent only <text:span text:style-name="T4">after more 10ms</text:span>, the transfer is considered STALE.</text:p>
      <text:h text:style-name="Heading_20_2" text:outline-level="2"><text:bookmark-start text:name="__RefHeading__45_1602602722"/>Dropped Packets<text:bookmark-end text:name="__RefHeading__45_1602602722"/></text:h>
      <text:p text:style-name="P3">When a packet cannot be sent in due time, the transfer is considered DROPPED and will be aborted. <text:s/>This may happen either when the outgoing port is not connected/ready or the host computer is currently not reading data within due time, stalling the transfer.</text:p>
      <text:p text:style-name="P3">When the outgoing port is not ready the packet is dropped immediately.</text:p>
      <text:p text:style-name="P3">When the port is ready a first stalling condition occurs, a timeout of 1s is used and the packet is dropped, for subsequent stalling packets, the timeout is reduced to 100ms. It then takes one successful packet delivery to reset the timeout to 1s again.</text:p>
      <text:h text:style-name="P8" text:outline-level="1"><text:bookmark-start text:name="__RefHeading___Toc59124340"/>Indicators<text:bookmark-end text:name="__RefHeading___Toc59124340"/></text:h>
      <text:p text:style-name="P3">Each port side has a RGB (true color) LED indicator which shows both the <text:span text:style-name="T4">port status</text:span> and the <text:span text:style-name="T4">packet status</text:span> while a packet is running through. Each port LED is referring to the <text:span text:style-name="T4">incoming</text:span> data on that port.</text:p>
      <text:p text:style-name="P3"/>
      <text:p text:style-name="P3">The LED color basically shows the latency range measured for current and/or recent packet delivery.</text:p>
      <text:p text:style-name="P3">The LED is flashing when an actual packet is running through the device.</text:p>
      <text:p text:style-name="P3"/>
      <text:h text:style-name="P9" text:outline-level="2"><text:bookmark-start text:name="__RefHeading___Toc59124341"/>Continuous Port Status Display (dim colors)<text:bookmark-end text:name="__RefHeading___Toc59124341"/></text:h>
      <text:p text:style-name="P3">The dim color of the LED represents the current status of the port :</text:p>
      <text:p text:style-name="P3">Pulsing <text:span text:style-name="T5">blue</text:span> (slowly blinking, 3s period)<text:tab/>: port is not connected</text:p>
      <text:p text:style-name="P3">Pulsing <text:span text:style-name="T6">cyan</text:span> (slowly blinking, 3s period)<text:tab/>: port is connected and receives USB power, but no USB communication is present.</text:p>
      <text:p text:style-name="P3"><text:span text:style-name="T7">Green</text:span><text:tab/><text:tab/><text:tab/><text:tab/><text:tab/><text:tab/>: port is connected and USB communication is ready to go.</text:p>
      <text:p text:style-name="P3"><text:span text:style-name="T8">Yellow</text:span><text:tab/><text:tab/><text:tab/><text:tab/><text:tab/><text:tab/>: port is connected and USB communication is ready to go, but there were LATE packets within the last two seconds.</text:p>
      <text:p text:style-name="P3"><text:span text:style-name="T9">Red</text:span><text:tab/><text:tab/><text:tab/><text:tab/><text:tab/><text:tab/>: port is connected and USB communication is ready to go, but there were STALE packets within the last four seconds.</text:p>
      <text:p text:style-name="P3"><text:span text:style-name="T10">Magenta</text:span><text:tab/><text:tab/><text:tab/><text:tab/><text:tab/>: port is connected and USB communication is ready to go, but there were DROPPED packets (with data loss) within the last six seconds.</text:p>
      <text:p text:style-name="P3"/>
      <text:h text:style-name="P9" text:outline-level="2"><text:bookmark-start text:name="__RefHeading___Toc59124342"/>Flashing Packet Status Display (bright colors)<text:bookmark-end text:name="__RefHeading___Toc59124342"/></text:h>
      <text:p text:style-name="P3"><text:span text:style-name="T7">Green</text:span><text:tab/><text:tab/><text:tab/><text:tab/><text:tab/><text:tab/>: packet is running for less than 1.2ms (REALTIME).</text:p>
      <text:p text:style-name="P3"><text:span text:style-name="T8">Yellow</text:span><text:tab/><text:tab/><text:tab/><text:tab/><text:tab/><text:tab/>: packet is running for less than 10ms (LATE).</text:p>
      <text:p text:style-name="P3"><text:span text:style-name="T9">Red</text:span><text:tab/><text:tab/><text:tab/><text:tab/><text:tab/><text:tab/>: packet is running for more than 10ms (STALE).</text:p>
      <text:p text:style-name="P3"><text:span text:style-name="T10">Magenta</text:span><text:tab/><text:tab/><text:tab/><text:tab/><text:tab/>: packet had to be dropped<text:span text:style-name="T2">.</text:span></text:p>
      <text:p text:style-name="P3"/>
      <text:p text:style-name="P3">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none"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none"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bottom="1.401cm" style:dynamic-spacing="true"/>
      </style:header-style>
      <style:footer-style>
        <style:header-footer-properties fo:min-height="2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5"><draw:text-box><text:p text:style-name="MP2">MIDI Bridge User Manual (draft)</text:p><text:p text:style-name="MP3">2020-12-17</text:p></draw:text-box></draw:frame><text:span text:style-name="MT1"><text:tab/></text:span><text:span text:style-name="MT2"><draw:frame draw:style-name="Mfr2" draw:name="Grafik 1" text:anchor-type="as-char" svg:width="3.609cm" svg:height="1.522cm" draw:z-index="2"><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8"><draw:text-box><text:p text:style-name="MP5"><text:span text:style-name="MT3">page </text:span><text:span text:style-name="MT3"><text:page-number text:select-page="current">3</text:page-number></text:span><text:span text:style-name="MT3"> of <text:s/></text:span><text:span text:style-name="MT3"><text:page-count style:num-format="1">3</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0-12-17T19:33:22.84</dc:date>
    <meta:print-date>2016-02-17T14:43:00</meta:print-date>
    <meta:editing-cycles>11</meta:editing-cycles>
    <meta:generator>OpenOffice/4.1.5$Win32 OpenOffice.org_project/415m1$Build-9789</meta:generator>
    <meta:editing-duration>PT25M24S</meta:editing-duration>
    <meta:document-statistic meta:table-count="0" meta:image-count="1" meta:object-count="0" meta:page-count="3" meta:paragraph-count="41" meta:word-count="587" meta:character-count="3408"/>
  </office:meta>
</office:document-meta>
</file>